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atio/Year">
            <text:p>Ratio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Net Trade Cycle">
            <text:p>Net Trade Cycle</text:p>
          </table:table-cell>
          <table:table-cell office:value-type="float" office:value="-26.45">
            <text:p>-26.45</text:p>
          </table:table-cell>
          <table:table-cell office:value-type="float" office:value="-35.56">
            <text:p>-35.56</text:p>
          </table:table-cell>
          <table:table-cell office:value-type="float" office:value="-48.9">
            <text:p>-48.9</text:p>
          </table:table-cell>
          <table:table-cell office:value-type="float" office:value="-29.46">
            <text:p>-29.46</text:p>
          </table:table-cell>
          <table:table-cell office:value-type="float" office:value="-33.72">
            <text:p>-33.72</text:p>
          </table:table-cell>
          <table:table-cell office:value-type="float" office:value="-44.02">
            <text:p>-44.02</text:p>
          </table:table-cell>
          <table:table-cell office:value-type="float" office:value="-45.55">
            <text:p>-45.55</text:p>
          </table:table-cell>
          <table:table-cell office:value-type="float" office:value="-50.29">
            <text:p>-50.29</text:p>
          </table:table-cell>
          <table:table-cell office:value-type="float" office:value="-44.49">
            <text:p>-44.49</text:p>
          </table:table-cell>
          <table:table-cell office:value-type="float" office:value="-50.82">
            <text:p>-50.82</text:p>
          </table:table-cell>
        </table:table-row>
        <table:table-row>
          <table:table-cell table:style-name="pd1" office:value-type="string" office:value="Asset Cycle">
            <text:p>Asset Cycle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74">
            <text:p>0.74</text:p>
          </table:table-cell>
          <table:table-cell office:value-type="float" office:value="0.61">
            <text:p>0.61</text:p>
          </table:table-cell>
          <table:table-cell office:value-type="float" office:value="0.61">
            <text:p>0.61</text:p>
          </table:table-cell>
          <table:table-cell office:value-type="float" office:value="0.61">
            <text:p>0.61</text:p>
          </table:table-cell>
          <table:table-cell office:value-type="float" office:value="0.54">
            <text:p>0.54</text:p>
          </table:table-cell>
        </table:table-row>
        <table:table-row>
          <table:table-cell table:style-name="pd1" office:value-type="string" office:value="Inventory Cycle">
            <text:p>Inventory Cycle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</table:table-row>
        <table:table-row>
          <table:table-cell table:style-name="pd1" office:value-type="string" office:value="Days Sales of Inventory Cycle">
            <text:p>Days Sales of Inventory Cycle</text:p>
          </table:table-cell>
          <table:table-cell office:value-type="float" office:value="43.48">
            <text:p>43.48</text:p>
          </table:table-cell>
          <table:table-cell office:value-type="float" office:value="43.74">
            <text:p>43.74</text:p>
          </table:table-cell>
          <table:table-cell office:value-type="float" office:value="37.23">
            <text:p>37.23</text:p>
          </table:table-cell>
          <table:table-cell office:value-type="float" office:value="45.2">
            <text:p>45.2</text:p>
          </table:table-cell>
          <table:table-cell office:value-type="float" office:value="26.92">
            <text:p>26.92</text:p>
          </table:table-cell>
          <table:table-cell office:value-type="float" office:value="52.33">
            <text:p>52.33</text:p>
          </table:table-cell>
          <table:table-cell office:value-type="float" office:value="47.39">
            <text:p>47.39</text:p>
          </table:table-cell>
          <table:table-cell office:value-type="float" office:value="52.18">
            <text:p>52.18</text:p>
          </table:table-cell>
          <table:table-cell office:value-type="float" office:value="48.27">
            <text:p>48.27</text:p>
          </table:table-cell>
          <table:table-cell office:value-type="float" office:value="49.93">
            <text:p>49.93</text:p>
          </table:table-cell>
        </table:table-row>
        <table:table-row>
          <table:table-cell table:style-name="pd1" office:value-type="string" office:value="Receivables Cycle">
            <text:p>Receivables Cycle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</table:table-row>
        <table:table-row>
          <table:table-cell table:style-name="pd1" office:value-type="string" office:value="Days Sales Outstanding Cycle">
            <text:p>Days Sales Outstanding Cycle</text:p>
          </table:table-cell>
          <table:table-cell office:value-type="float" office:value="30.08">
            <text:p>30.08</text:p>
          </table:table-cell>
          <table:table-cell office:value-type="float" office:value="25.55">
            <text:p>25.55</text:p>
          </table:table-cell>
          <table:table-cell office:value-type="float" office:value="19.68">
            <text:p>19.68</text:p>
          </table:table-cell>
          <table:table-cell office:value-type="float" office:value="31.93">
            <text:p>31.93</text:p>
          </table:table-cell>
          <table:table-cell office:value-type="float" office:value="26.14">
            <text:p>26.14</text:p>
          </table:table-cell>
          <table:table-cell office:value-type="float" office:value="27.01">
            <text:p>27.01</text:p>
          </table:table-cell>
          <table:table-cell office:value-type="float" office:value="22.38">
            <text:p>22.38</text:p>
          </table:table-cell>
          <table:table-cell office:value-type="float" office:value="19.29">
            <text:p>19.29</text:p>
          </table:table-cell>
          <table:table-cell office:value-type="float" office:value="23.02">
            <text:p>23.02</text:p>
          </table:table-cell>
          <table:table-cell office:value-type="float" office:value="23.37">
            <text:p>23.37</text:p>
          </table:table-cell>
        </table:table-row>
        <table:table-row>
          <table:table-cell table:style-name="pd1" office:value-type="string" office:value="Operating Cycle">
            <text:p>Operating Cycle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</table:table-row>
        <table:table-row>
          <table:table-cell table:style-name="pd1" office:value-type="string" office:value="Payables Cycle">
            <text:p>Payables Cycle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0.16">
            <text:p>0.16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</table:table-row>
        <table:table-row>
          <table:table-cell table:style-name="pd1" office:value-type="string" office:value="Days Payable Outstanding Cycle">
            <text:p>Days Payable Outstanding Cycle</text:p>
          </table:table-cell>
          <table:table-cell office:value-type="float" office:value="100.59">
            <text:p>100.59</text:p>
          </table:table-cell>
          <table:table-cell office:value-type="float" office:value="105.43">
            <text:p>105.43</text:p>
          </table:table-cell>
          <table:table-cell office:value-type="float" office:value="113.48">
            <text:p>113.48</text:p>
          </table:table-cell>
          <table:table-cell office:value-type="float" office:value="104.04">
            <text:p>104.04</text:p>
          </table:table-cell>
          <table:table-cell office:value-type="float" office:value="59.86">
            <text:p>59.86</text:p>
          </table:table-cell>
          <table:table-cell office:value-type="float" office:value="112.88">
            <text:p>112.88</text:p>
          </table:table-cell>
          <table:table-cell office:value-type="float" office:value="104.66">
            <text:p>104.66</text:p>
          </table:table-cell>
          <table:table-cell office:value-type="float" office:value="103.91">
            <text:p>103.91</text:p>
          </table:table-cell>
          <table:table-cell office:value-type="float" office:value="95.73">
            <text:p>95.73</text:p>
          </table:table-cell>
          <table:table-cell office:value-type="float" office:value="101.95">
            <text:p>101.95</text:p>
          </table:table-cell>
        </table:table-row>
        <table:table-row>
          <table:table-cell table:style-name="pd1" office:value-type="string" office:value="Cash Conversion Cycle">
            <text:p>Cash Conversion Cycle</text:p>
          </table:table-cell>
          <table:table-cell office:value-type="float" office:value="-27.03">
            <text:p>-27.03</text:p>
          </table:table-cell>
          <table:table-cell office:value-type="float" office:value="-36.13">
            <text:p>-36.13</text:p>
          </table:table-cell>
          <table:table-cell office:value-type="float" office:value="-56.58">
            <text:p>-56.58</text:p>
          </table:table-cell>
          <table:table-cell office:value-type="float" office:value="-26.91">
            <text:p>-26.91</text:p>
          </table:table-cell>
          <table:table-cell office:value-type="float" office:value="-6.8">
            <text:p>-6.8</text:p>
          </table:table-cell>
          <table:table-cell office:value-type="float" office:value="-33.54">
            <text:p>-33.54</text:p>
          </table:table-cell>
          <table:table-cell office:value-type="float" office:value="-34.88">
            <text:p>-34.88</text:p>
          </table:table-cell>
          <table:table-cell office:value-type="float" office:value="-32.44">
            <text:p>-32.44</text:p>
          </table:table-cell>
          <table:table-cell office:value-type="float" office:value="-24.44">
            <text:p>-24.44</text:p>
          </table:table-cell>
          <table:table-cell office:value-type="float" office:value="-28.65">
            <text:p>-28.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